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12cm" fo:min-width="1.262cm"/>
    </style:style>
    <style:style style:name="gr2" style:family="graphic" style:parent-style-name="standard">
      <style:graphic-properties draw:textarea-horizontal-align="justify" draw:textarea-vertical-align="middle" draw:auto-grow-height="false" fo:min-height="1.655cm" fo:min-width="6.10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standard">
      <style:graphic-properties svg:stroke-color="#000000" draw:marker-end="Arrow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008cm" fo:min-width="0.669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1.909cm" fo:min-width="4.707cm"/>
    </style:style>
    <style:style style:name="gr9" style:family="graphic" style:parent-style-name="standard">
      <style:graphic-properties draw:textarea-horizontal-align="justify" draw:textarea-vertical-align="middle" draw:auto-grow-height="false" fo:min-height="2.036cm" fo:min-width="4.707cm"/>
    </style:style>
    <style:style style:name="gr10" style:family="graphic" style:parent-style-name="standard">
      <style:graphic-properties draw:textarea-horizontal-align="justify" draw:textarea-vertical-align="middle" draw:auto-grow-height="false" fo:min-height="2.528cm" fo:min-width="2.278cm"/>
    </style:style>
    <style:style style:name="gr11" style:family="graphic" style:parent-style-name="standard">
      <style:graphic-properties draw:textarea-horizontal-align="justify" draw:textarea-vertical-align="middle" draw:auto-grow-height="false" fo:min-height="2.29cm" fo:min-width="5.088cm"/>
    </style:style>
    <style:style style:name="gr12" style:family="graphic" style:parent-style-name="standard">
      <style:graphic-properties draw:textarea-horizontal-align="justify" draw:textarea-vertical-align="middle" draw:auto-grow-height="false" fo:min-height="1.893cm" fo:min-width="2.104cm"/>
    </style:style>
    <style:style style:name="gr13" style:family="graphic" style:parent-style-name="standard">
      <style:graphic-properties draw:textarea-horizontal-align="justify" draw:textarea-vertical-align="middle" draw:auto-grow-height="false" fo:min-height="1.909cm" fo:min-width="5.85cm"/>
    </style:style>
    <style:style style:name="gr14" style:family="graphic" style:parent-style-name="standard">
      <style:graphic-properties svg:stroke-color="#000000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2.147cm" fo:min-width="1.914cm"/>
    </style:style>
    <style:style style:name="gr16" style:family="graphic" style:parent-style-name="standard">
      <style:graphic-properties draw:textarea-horizontal-align="justify" draw:textarea-vertical-align="middle" draw:auto-grow-height="false" fo:min-height="2.036cm" fo:min-width="5.723cm"/>
    </style:style>
    <style:style style:name="gr17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8" style:family="graphic" style:parent-style-name="standard">
      <style:graphic-properties draw:stroke="solid" draw:fill="none" fo:min-height="0.71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3.523cm" svg:height="3.523cm" svg:x="3.74cm" svg:y="2.041cm">
          <text:p text:style-name="P1"><text:span text:style-name="T1">User </text:span></text:p>
          <text:p text:style-name="P1"><text:span text:style-name="T1">press start </text:span></text:p>
          <text:p text:style-name="P1"><text:span text:style-name="T1">sanitation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4" draw:id="id4" draw:layer="layout" svg:width="3.523cm" svg:height="3.523cm" svg:x="15.892cm" svg:y="1.541cm">
          <text:p text:style-name="P1"><text:span text:style-name="T1">Connection</text:span></text:p>
          <text:p text:style-name="P1"><text:span text:style-name="T1">Confirm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1" draw:id="id1" draw:layer="layout" svg:width="6.604cm" svg:height="1.905cm" svg:x="12.938cm" svg:y="6.715cm">
          <text:p text:style-name="P1">Publish turn off sentry</text:p>
          <text:p text:style-name="P1">Sleep 1 second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7.637cm" svg:y1="5.062cm" svg:x2="17.637cm" svg:y2="6.715cm">
          <text:p text:style-name="P1"/>
        </draw:line>
        <draw:frame draw:style-name="gr4" draw:text-style-name="P3" draw:layer="layout" svg:width="4.447cm" svg:height="0.963cm" svg:x="15.349cm" svg:y="5.371cm">
          <draw:text-box>
            <text:p>Not confirmed</text:p>
          </draw:text-box>
        </draw:frame>
        <draw:connector draw:style-name="gr5" draw:text-style-name="P1" draw:layer="layout" svg:x1="16.24cm" svg:y1="8.62cm" svg:x2="19.542cm" svg:y2="7.667cm" draw:start-shape="id1" draw:start-glue-point="2" draw:end-shape="id1" draw:end-glue-point="1" svg:d="M16240 8620v500h3803v-1453h-501" svg:viewBox="0 0 3804 1454">
          <text:p/>
        </draw:connector>
        <draw:custom-shape draw:style-name="gr6" draw:text-style-name="P1" xml:id="id2" draw:id="id2" draw:layer="layout" svg:width="1.651cm" svg:height="1.778cm" svg:x="2.016cm" svg:y="1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curve" svg:x1="3.667cm" svg:y1="1.889cm" svg:x2="5.502cm" svg:y2="2.041cm" draw:start-shape="id2" draw:start-glue-point="10" draw:end-shape="id3" draw:end-glue-point="4" svg:d="M3667 1889c1224 0 1835 50 1835 152" svg:viewBox="0 0 1836 153">
          <text:p/>
        </draw:connector>
        <draw:connector draw:style-name="gr7" draw:text-style-name="P2" draw:layer="layout" svg:x1="7.263cm" svg:y1="3.803cm" svg:x2="15.892cm" svg:y2="3.303cm" draw:start-shape="id3" draw:start-glue-point="7" draw:end-shape="id4" draw:end-glue-point="5" svg:d="M7263 3803h4314v-500h4315" svg:viewBox="0 0 8630 501">
          <text:p/>
        </draw:connector>
        <draw:frame draw:style-name="gr4" draw:text-style-name="P3" draw:layer="layout" svg:width="4.447cm" svg:height="0.963cm" svg:x="9.255cm" svg:y="2.45cm">
          <draw:text-box>
            <text:p>Not pressed</text:p>
          </draw:text-box>
        </draw:frame>
        <draw:frame draw:style-name="gr4" draw:text-style-name="P3" draw:layer="layout" svg:width="4.447cm" svg:height="0.963cm" svg:x="3.74cm" svg:y="5.191cm">
          <draw:text-box>
            <text:p>Is pressed</text:p>
          </draw:text-box>
        </draw:frame>
        <draw:frame draw:style-name="gr4" draw:text-style-name="P3" draw:layer="layout" svg:width="4.447cm" svg:height="0.963cm" svg:x="9.677cm" svg:y="0.972cm">
          <draw:text-box>
            <text:p>confirmed</text:p>
          </draw:text-box>
        </draw:frame>
        <draw:custom-shape draw:style-name="gr1" draw:text-style-name="P1" xml:id="id5" draw:id="id5" draw:layer="layout" svg:width="3.523cm" svg:height="3.523cm" svg:x="2.195cm" svg:y="6.937cm">
          <text:p text:style-name="P1"><text:span text:style-name="T1">Is index </text:span></text:p>
          <text:p text:style-name="P1"><text:span text:style-name="T1">less than time </text:span></text:p>
          <text:p text:style-name="P1"><text:span text:style-name="T1">limi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5.502cm" svg:y1="5.564cm" svg:x2="3.956cm" svg:y2="6.937cm" draw:start-shape="id3" draw:start-glue-point="6" draw:end-shape="id5" svg:d="M5502 5564v686h-1546v687" svg:viewBox="0 0 1547 1374">
          <text:p/>
        </draw:connector>
        <draw:custom-shape draw:style-name="gr8" draw:text-style-name="P1" xml:id="id6" draw:id="id6" draw:layer="layout" svg:width="5.207cm" svg:height="2.159cm" svg:x="1.327cm" svg:y="12.176cm">
          <text:p text:style-name="P1">Increment index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3.957cm" svg:y1="10.46cm" svg:x2="3.93cm" svg:y2="12.176cm" draw:start-shape="id5" draw:start-glue-point="6" draw:end-shape="id6" svg:d="M3957 10460v858h-27v858" svg:viewBox="0 0 28 1717">
          <text:p/>
        </draw:connector>
        <draw:custom-shape draw:style-name="gr9" draw:text-style-name="P1" xml:id="id11" draw:id="id11" draw:layer="layout" svg:width="5.207cm" svg:height="2.286cm" svg:x="3.159cm" svg:y="17.726cm">
          <text:p text:style-name="P1">Sleep 1 second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3.93cm" svg:y1="14.335cm" svg:x2="5.962cm" svg:y2="17.726cm" draw:start-shape="id6" draw:start-glue-point="2" svg:d="M3930 14335v1946h2032v1445" svg:viewBox="0 0 2033 3392">
          <text:p/>
        </draw:connector>
        <draw:frame draw:style-name="gr4" draw:text-style-name="P3" draw:layer="layout" svg:width="4.447cm" svg:height="0.963cm" svg:x="3.105cm" svg:y="10.779cm">
          <draw:text-box>
            <text:p>yes</text:p>
          </draw:text-box>
        </draw:frame>
        <draw:custom-shape draw:style-name="gr10" draw:text-style-name="P1" xml:id="id7" draw:id="id7" draw:layer="layout" svg:width="5.555cm" svg:height="5.555cm" svg:x="6.767cm" svg:y="4.843cm">
          <text:p text:style-name="P1"><text:span text:style-name="T1">Is index </text:span></text:p>
          <text:p text:style-name="P1"><text:span text:style-name="T1">Equal to time </text:span></text:p>
          <text:p text:style-name="P1"><text:span text:style-name="T1">Limit and </text:span></text:p>
          <text:p text:style-name="P1"><text:span text:style-name="T1">connection </text:span></text:p>
          <text:p text:style-name="P1"><text:span text:style-name="T1">request </text:span></text:p>
          <text:p text:style-name="P1"><text:span text:style-name="T1">was not</text:span></text:p>
          <text:p text:style-name="P1"><text:span text:style-name="T1"><text:s/></text:span><text:span text:style-name="T1">sen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5.718cm" svg:y1="8.699cm" svg:x2="6.767cm" svg:y2="7.621cm" draw:start-shape="id5" draw:start-glue-point="7" draw:end-shape="id7" draw:end-glue-point="5" svg:d="M5718 8699h524v-1078h525" svg:viewBox="0 0 1050 1079">
          <text:p/>
        </draw:connector>
        <draw:custom-shape draw:style-name="gr11" draw:text-style-name="P1" xml:id="id8" draw:id="id8" draw:layer="layout" svg:width="5.588cm" svg:height="2.54cm" svg:x="6.788cm" svg:y="12.303cm">
          <text:p text:style-name="P1"><text:span text:style-name="T2">Reset index,</text:span></text:p>
          <text:p text:style-name="P1"><text:span text:style-name="T3">Set c</text:span><text:span text:style-name="T2">onnection </text:span></text:p>
          <text:p text:style-name="P1"><text:span text:style-name="T2">Request sent variable true,</text:span></text:p>
          <text:p text:style-name="P1"><text:span text:style-name="T2">Send connection request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9.545cm" svg:y1="10.398cm" svg:x2="9.582cm" svg:y2="12.303cm" draw:start-shape="id7" draw:start-glue-point="6" draw:end-shape="id8" draw:end-glue-point="0" svg:d="M9545 10398v953h37v952" svg:viewBox="0 0 38 1906">
          <text:p/>
        </draw:connector>
        <draw:frame draw:style-name="gr4" draw:text-style-name="P3" draw:layer="layout" svg:width="4.447cm" svg:height="0.963cm" svg:x="8.366cm" svg:y="10.906cm">
          <draw:text-box>
            <text:p>yes</text:p>
          </draw:text-box>
        </draw:frame>
        <draw:connector draw:style-name="gr7" draw:text-style-name="P2" draw:layer="layout" draw:line-skew="-0.254cm" svg:x1="9.582cm" svg:y1="14.843cm" svg:x2="5.962cm" svg:y2="17.726cm" draw:start-shape="id8" draw:start-glue-point="2" svg:d="M9582 14843v1438h-3620v1445" svg:viewBox="0 0 3621 2884">
          <text:p/>
        </draw:connector>
        <draw:custom-shape draw:style-name="gr12" draw:text-style-name="P1" xml:id="id9" draw:id="id9" draw:layer="layout" svg:width="5.207cm" svg:height="4.285cm" svg:x="14.335cm" svg:y="10.666cm">
          <text:p text:style-name="P1"><text:span text:style-name="T1">Is index </text:span></text:p>
          <text:p text:style-name="P1"><text:span text:style-name="T1">Equal to time </text:span></text:p>
          <text:p text:style-name="P1"><text:span text:style-name="T1">Limit and </text:span></text:p>
          <text:p text:style-name="P1"><text:span text:style-name="T1">connection </text:span></text:p>
          <text:p text:style-name="P1"><text:span text:style-name="T1">request </text:span></text:p>
          <text:p text:style-name="P1"><text:span text:style-name="T1">was sen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" xml:id="id10" draw:id="id10" draw:layer="layout" svg:width="6.35cm" svg:height="2.159cm" svg:x="13.692cm" svg:y="16.194cm">
          <text:p text:style-name="P1">Publish turn off sentry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.939cm" svg:y1="14.951cm" svg:x2="16.867cm" svg:y2="16.194cm" draw:start-shape="id9" draw:start-glue-point="6" draw:end-shape="id10" draw:end-glue-point="0" svg:d="M16939 14951v621h-72v622" svg:viewBox="0 0 73 1244">
          <text:p/>
        </draw:connector>
        <draw:connector draw:style-name="gr7" draw:text-style-name="P2" draw:layer="layout" draw:line-skew="1.461cm" svg:x1="14.335cm" svg:y1="12.809cm" svg:x2="8.366cm" svg:y2="18.869cm" draw:start-shape="id9" draw:start-glue-point="5" draw:end-shape="id11" draw:end-glue-point="1" svg:d="M14335 12809h-1524v6060h-4445" svg:viewBox="0 0 5970 6061">
          <text:p/>
        </draw:connector>
        <draw:frame draw:style-name="gr4" draw:text-style-name="P3" draw:layer="layout" svg:width="4.447cm" svg:height="0.963cm" svg:x="5.645cm" svg:y="8.112cm">
          <draw:text-box>
            <text:p>no</text:p>
          </draw:text-box>
        </draw:frame>
        <draw:frame draw:style-name="gr4" draw:text-style-name="P3" draw:layer="layout" svg:width="4.447cm" svg:height="0.963cm" svg:x="12.176cm" svg:y="8.546cm">
          <draw:text-box>
            <text:p>no</text:p>
          </draw:text-box>
        </draw:frame>
        <draw:frame draw:style-name="gr4" draw:text-style-name="P3" draw:layer="layout" svg:width="4.447cm" svg:height="0.963cm" svg:x="12.049cm" svg:y="15.351cm">
          <draw:text-box>
            <text:p>no</text:p>
          </draw:text-box>
        </draw:frame>
        <draw:frame draw:style-name="gr4" draw:text-style-name="P3" draw:layer="layout" svg:width="4.447cm" svg:height="0.963cm" svg:x="15.73cm" svg:y="14.843cm">
          <draw:text-box>
            <text:p>yes</text:p>
          </draw:text-box>
        </draw:frame>
        <draw:connector draw:style-name="gr7" draw:text-style-name="P2" draw:layer="layout" svg:x1="16.867cm" svg:y1="18.353cm" svg:x2="8.366cm" svg:y2="18.869cm" draw:start-shape="id10" draw:start-glue-point="2" draw:end-shape="id11" svg:d="M16867 18353v516h-8501" svg:viewBox="0 0 8502 517">
          <text:p/>
        </draw:connector>
        <draw:connector draw:style-name="gr7" draw:text-style-name="P2" draw:layer="layout" draw:line-skew="-1.657cm" svg:x1="3.159cm" svg:y1="18.869cm" svg:x2="3.74cm" svg:y2="3.802cm" draw:start-shape="id11" draw:start-glue-point="3" draw:end-shape="id3" svg:d="M3159 18869h-2159v-15067h2740" svg:viewBox="0 0 2741 15068">
          <text:p/>
        </draw:connector>
        <draw:connector draw:style-name="gr7" draw:text-style-name="P2" draw:layer="layout" svg:x1="12.998cm" svg:y1="9.889cm" svg:x2="16.939cm" svg:y2="10.666cm" draw:start-shape="id12" draw:start-glue-point="3" draw:end-shape="id9" draw:end-glue-point="4" svg:d="M12998 9889h3941v777" svg:viewBox="0 0 3942 778">
          <text:p/>
        </draw:connector>
        <draw:connector draw:style-name="gr14" draw:text-style-name="P1" xml:id="id12" draw:id="id12" draw:layer="layout" svg:x1="12.322cm" svg:y1="7.621cm" svg:x2="12.998cm" svg:y2="9.889cm" draw:start-shape="id7" draw:start-glue-point="7" svg:d="M12322 7621h589v2268h87" svg:viewBox="0 0 677 2269">
          <text:p/>
        </draw:connector>
        <draw:custom-shape draw:style-name="gr15" draw:text-style-name="P1" xml:id="id13" draw:id="id13" draw:layer="layout" svg:width="4.826cm" svg:height="4.793cm" svg:x="1.254cm" svg:y="20.21cm">
          <text:p text:style-name="P1"><text:span text:style-name="T1">heartbreat_rx </text:span></text:p>
          <text:p text:style-name="P1"><text:span text:style-name="T1">received Message</text:span></text:p>
          <text:p text:style-name="P1"><text:span text:style-name="T1"><text:s/></text:span><text:span text:style-name="T1">==connect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" xml:id="id14" draw:id="id14" draw:layer="layout" svg:width="5.207cm" svg:height="2.286cm" svg:x="5.572cm" svg:y="24.622cm">
          <text:p text:style-name="P1"><text:span text:style-name="T1">Set connection </text:span></text:p>
          <text:p text:style-name="P1"><text:span text:style-name="T1">request variable to false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xml:id="id15" draw:id="id15" draw:layer="layout" svg:width="4.826cm" svg:height="4.793cm" svg:x="10.144cm" svg:y="20.21cm">
          <text:p text:style-name="P1"><text:span text:style-name="T1">Sentry control topic</text:span></text:p>
          <text:p text:style-name="P1"><text:span text:style-name="T1">received Message</text:span></text:p>
          <text:p text:style-name="P1"><text:span text:style-name="T1"><text:s/></text:span><text:span text:style-name="T1">==start_sanitization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" xml:id="id16" draw:id="id16" draw:layer="layout" svg:width="6.223cm" svg:height="2.286cm" svg:x="14.462cm" svg:y="24.654cm">
          <text:p text:style-name="P1"><text:span text:style-name="T1">Set </text:span></text:p>
          <text:p text:style-name="P1"><text:span text:style-name="T1">start_sanitization_pressed</text:span></text:p>
          <text:p text:style-name="P1"><text:span text:style-name="T1"><text:s/></text:span><text:span text:style-name="T1">variable to true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draw:type="curve" svg:x1="3.667cm" svg:y1="25.003cm" svg:x2="5.572cm" svg:y2="25.765cm" draw:start-shape="id13" draw:start-glue-point="6" draw:end-shape="id14" draw:end-glue-point="3" svg:d="M3667 25003c0 508 635 762 1905 762" svg:viewBox="0 0 1906 763">
          <text:p/>
        </draw:connector>
        <draw:connector draw:style-name="gr7" draw:text-style-name="P2" draw:layer="layout" draw:type="curve" svg:x1="12.557cm" svg:y1="25.003cm" svg:x2="14.462cm" svg:y2="25.797cm" draw:start-shape="id15" draw:start-glue-point="6" draw:end-shape="id16" draw:end-glue-point="3" svg:d="M12557 25003c0 530 635 794 1905 794" svg:viewBox="0 0 1906 795">
          <text:p/>
        </draw:connector>
        <draw:frame draw:style-name="gr4" draw:text-style-name="P3" draw:layer="layout" svg:width="4.447cm" svg:height="0.963cm" svg:x="3.286cm" svg:y="25.003cm">
          <draw:text-box>
            <text:p>yes</text:p>
          </draw:text-box>
        </draw:frame>
        <draw:frame draw:style-name="gr4" draw:text-style-name="P3" draw:layer="layout" svg:width="4.447cm" svg:height="0.963cm" svg:x="12.049cm" svg:y="25.183cm">
          <draw:text-box>
            <text:p>yes</text:p>
          </draw:text-box>
        </draw:frame>
        <draw:line draw:style-name="gr17" draw:text-style-name="P2" draw:layer="layout" svg:x1="1cm" svg:y1="20.077cm" svg:x2="20.59cm" svg:y2="20.077cm">
          <text:p/>
        </draw:line>
        <draw:frame draw:style-name="gr18" draw:text-style-name="P3" draw:layer="layout" svg:width="4.447cm" svg:height="3.095cm" svg:x="15.859cm" svg:y="20.177cm">
          <draw:text-box>
            <text:p>Subscriber callbacks running in parallel</text:p>
          </draw:text-box>
        </draw:frame>
        <draw:connector draw:style-name="gr7" draw:text-style-name="P2" draw:layer="layout" draw:line-skew="0cm 0.215cm" svg:x1="19.415cm" svg:y1="3.303cm" svg:x2="5.502cm" svg:y2="2.041cm" draw:start-shape="id4" draw:start-glue-point="7" draw:end-shape="id3" draw:end-glue-point="4" svg:d="M19415 3303h501v-2049h-14414v787" svg:viewBox="0 0 14415 20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1-05T11:18:11.378226388</meta:creation-date>
    <dc:date>2021-11-05T11:58:05.416848418</dc:date>
    <meta:editing-duration>PT17M37S</meta:editing-duration>
    <meta:editing-cycles>4</meta:editing-cycles>
    <meta:generator>LibreOffice/6.0.7.3$Linux_AARCH64 LibreOffice_project/00m0$Build-3</meta:generator>
    <meta:document-statistic meta:object-count="48"/>
  </office:meta>
</office:document-meta>
</file>